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Text_20_body">
      <style:paragraph-properties fo:text-align="justify" style:justify-single-word="false"/>
      <style:text-properties style:font-name="Times New Roman" officeooo:paragraph-rsid="000d4dd9"/>
    </style:style>
    <style:style style:name="P2" style:family="paragraph" style:parent-style-name="Text_20_body">
      <style:paragraph-properties fo:text-align="justify" style:justify-single-word="false"/>
      <style:text-properties style:font-name="Times New Roman" officeooo:paragraph-rsid="000eb6c4"/>
    </style:style>
    <style:style style:name="P3" style:family="paragraph" style:parent-style-name="Text_20_body">
      <style:paragraph-properties fo:text-align="justify" style:justify-single-word="false"/>
      <style:text-properties style:font-name="Times New Roman" officeooo:paragraph-rsid="0012db34"/>
    </style:style>
    <style:style style:name="P4" style:family="paragraph" style:parent-style-name="Text_20_body">
      <style:paragraph-properties fo:text-align="justify" style:justify-single-word="false"/>
      <style:text-properties style:font-name="Times New Roman" fo:font-size="11pt" fo:font-weight="bold" officeooo:rsid="000d4dd9" officeooo:paragraph-rsid="000d4dd9" style:font-size-asian="11pt" style:font-weight-asian="bold" style:font-size-complex="11pt" style:font-weight-complex="bold"/>
    </style:style>
    <style:style style:name="P5" style:family="paragraph" style:parent-style-name="Text_20_body">
      <style:paragraph-properties fo:text-align="justify" style:justify-single-word="false"/>
      <style:text-properties style:font-name="Times New Roman" fo:font-size="11pt" officeooo:rsid="000eb6c4" officeooo:paragraph-rsid="000eb6c4" style:font-size-asian="11pt" style:font-size-complex="11pt"/>
    </style:style>
    <style:style style:name="P6" style:family="paragraph" style:parent-style-name="Text_20_body">
      <style:paragraph-properties fo:text-align="justify" style:justify-single-word="false"/>
      <style:text-properties style:font-name="Times New Roman" fo:font-size="12pt" officeooo:rsid="000f84fc" officeooo:paragraph-rsid="000f84fc" style:font-size-asian="12pt" style:font-size-complex="12pt"/>
    </style:style>
    <style:style style:name="P7" style:family="paragraph" style:parent-style-name="Text_20_body">
      <style:paragraph-properties fo:text-align="justify" style:justify-single-word="false"/>
      <style:text-properties style:font-name="Times New Roman" fo:font-size="12pt" officeooo:rsid="0012db34" officeooo:paragraph-rsid="0012db34" style:font-size-asian="12pt" style:font-size-complex="12pt"/>
    </style:style>
    <style:style style:name="P8" style:family="paragraph" style:parent-style-name="Text_20_body">
      <style:paragraph-properties fo:text-align="justify" style:justify-single-word="false"/>
      <style:text-properties officeooo:paragraph-rsid="0012db34"/>
    </style:style>
    <style:style style:name="P9" style:family="paragraph" style:parent-style-name="Text_20_body">
      <style:paragraph-properties fo:text-align="justify" style:justify-single-word="false"/>
      <style:text-properties officeooo:rsid="0012db34" officeooo:paragraph-rsid="0012db34"/>
    </style:style>
    <style:style style:name="P10" style:family="paragraph" style:parent-style-name="Heading_20_1">
      <style:paragraph-properties fo:text-align="justify" style:justify-single-word="false"/>
      <style:text-properties style:font-name="Times New Roman" fo:font-size="18pt" officeooo:rsid="000d4dd9" officeooo:paragraph-rsid="000d4dd9" style:font-size-asian="18pt" style:font-size-complex="18pt"/>
    </style:style>
    <style:style style:name="P11" style:family="paragraph" style:parent-style-name="Heading_20_1">
      <style:paragraph-properties fo:text-align="justify" style:justify-single-word="false"/>
      <style:text-properties style:font-name="Times New Roman" fo:font-size="12pt" officeooo:rsid="000d4dd9" officeooo:paragraph-rsid="000d4dd9" style:font-size-asian="12pt" style:font-size-complex="12pt"/>
    </style:style>
    <style:style style:name="P12" style:family="paragraph" style:parent-style-name="Heading_20_1">
      <style:paragraph-properties fo:text-align="justify" style:justify-single-word="false"/>
      <style:text-properties style:font-name="Times New Roman" fo:font-weight="bold" officeooo:rsid="000d4dd9" officeooo:paragraph-rsid="000d4dd9" style:font-weight-asian="bold" style:font-weight-complex="bold"/>
    </style:style>
    <style:style style:name="P13" style:family="paragraph" style:parent-style-name="Heading_20_1">
      <style:paragraph-properties fo:text-align="justify" style:justify-single-word="false"/>
      <style:text-properties style:font-name="Times New Roman" fo:font-weight="bold" officeooo:rsid="000d4dd9" officeooo:paragraph-rsid="0012db34" style:font-weight-asian="bold" style:font-weight-complex="bold"/>
    </style:style>
    <style:style style:name="P14" style:family="paragraph" style:parent-style-name="Heading_20_1">
      <style:paragraph-properties fo:text-align="justify" style:justify-single-word="false"/>
      <style:text-properties officeooo:paragraph-rsid="0012db34"/>
    </style:style>
    <style:style style:name="P15" style:family="paragraph" style:parent-style-name="Heading_20_2">
      <style:paragraph-properties fo:text-align="justify" style:justify-single-word="false"/>
      <style:text-properties style:font-name="Times New Roman" fo:font-size="12pt" officeooo:rsid="000f84fc" officeooo:paragraph-rsid="000f84fc" style:font-size-asian="12pt" style:font-size-complex="12pt"/>
    </style:style>
    <style:style style:name="P16" style:family="paragraph" style:parent-style-name="Heading_20_2">
      <style:paragraph-properties fo:text-align="justify" style:justify-single-word="false"/>
      <style:text-properties style:font-name="Times New Roman" fo:font-size="11pt" officeooo:rsid="000f84fc" officeooo:paragraph-rsid="000f84fc" style:font-size-asian="11pt" style:font-size-complex="11pt"/>
    </style:style>
    <style:style style:name="P17" style:family="paragraph" style:parent-style-name="Heading_20_2">
      <style:paragraph-properties fo:text-align="justify" style:justify-single-word="false"/>
      <style:text-properties style:font-name="Times New Roman" fo:font-size="11pt" officeooo:rsid="000f84fc" officeooo:paragraph-rsid="001dd443" style:font-size-asian="11pt" style:font-size-complex="11pt"/>
    </style:style>
    <style:style style:name="P18" style:family="paragraph" style:parent-style-name="Heading_20_2">
      <style:paragraph-properties fo:text-align="justify" style:justify-single-word="false"/>
      <style:text-properties officeooo:paragraph-rsid="001dd443"/>
    </style:style>
    <style:style style:name="P19" style:family="paragraph" style:parent-style-name="Text_20_body">
      <style:paragraph-properties fo:text-align="justify" style:justify-single-word="false"/>
      <style:text-properties style:font-name="Times New Roman" officeooo:paragraph-rsid="0012db34"/>
    </style:style>
    <style:style style:name="P20" style:family="paragraph" style:parent-style-name="Text_20_body">
      <style:paragraph-properties fo:text-align="justify" style:justify-single-word="false"/>
      <style:text-properties style:font-name="Times New Roman" officeooo:paragraph-rsid="001dd443"/>
    </style:style>
    <style:style style:name="P21" style:family="paragraph" style:parent-style-name="Text_20_body">
      <style:paragraph-properties fo:text-align="justify" style:justify-single-word="false"/>
      <style:text-properties officeooo:paragraph-rsid="0012db34"/>
    </style:style>
    <style:style style:name="P22" style:family="paragraph" style:parent-style-name="Text_20_body">
      <style:paragraph-properties fo:text-align="justify" style:justify-single-word="false"/>
      <style:text-properties officeooo:paragraph-rsid="001dd443"/>
    </style:style>
    <style:style style:name="T1" style:family="text">
      <style:text-properties officeooo:rsid="000d4dd9"/>
    </style:style>
    <style:style style:name="T2" style:family="text">
      <style:text-properties fo:font-size="11pt" style:font-size-asian="11pt" style:font-size-complex="11pt"/>
    </style:style>
    <style:style style:name="T3" style:family="text">
      <style:text-properties fo:font-size="11pt" officeooo:rsid="000d4dd9" style:font-size-asian="11pt" style:font-size-complex="11pt"/>
    </style:style>
    <style:style style:name="T4" style:family="text">
      <style:text-properties fo:font-size="11pt" officeooo:rsid="000eb6c4" style:font-size-asian="11pt" style:font-size-complex="11pt"/>
    </style:style>
    <style:style style:name="T5" style:family="text">
      <style:text-properties fo:font-size="12pt" style:font-size-asian="12pt" style:font-size-complex="12pt"/>
    </style:style>
    <style:style style:name="T6" style:family="text">
      <style:text-properties fo:font-size="12pt" officeooo:rsid="000eb6c4" style:font-size-asian="12pt" style:font-size-complex="12pt"/>
    </style:style>
    <style:style style:name="T7" style:family="text">
      <style:text-properties fo:font-size="12pt" officeooo:rsid="0012db34" style:font-size-asian="12pt" style:font-size-complex="12pt"/>
    </style:style>
    <style:style style:name="T8" style:family="text">
      <style:text-properties fo:font-size="12pt" officeooo:rsid="000f84fc" style:font-size-asian="12pt" style:font-size-complex="12pt"/>
    </style:style>
    <style:style style:name="T9" style:family="text">
      <style:text-properties fo:font-size="12pt" officeooo:rsid="001a0328" style:font-size-asian="12pt" style:font-size-complex="12pt"/>
    </style:style>
    <style:style style:name="T10" style:family="text">
      <style:text-properties fo:font-size="12pt" officeooo:rsid="001dd443" style:font-size-asian="12pt" style:font-size-complex="12pt"/>
    </style:style>
    <style:style style:name="T11" style:family="text">
      <style:text-properties officeooo:rsid="000eb6c4"/>
    </style:style>
    <style:style style:name="T12" style:family="text">
      <style:text-properties style:font-name="Times New Roman" fo:font-size="12pt" style:font-size-asian="12pt" style:font-size-complex="12pt"/>
    </style:style>
    <style:style style:name="T13" style:family="text">
      <style:text-properties style:font-name="Times New Roman" fo:font-size="12pt" officeooo:rsid="000f84fc" style:font-size-asian="12pt" style:font-size-complex="12pt"/>
    </style:style>
    <style:style style:name="T14" style:family="text">
      <style:text-properties style:font-name="Times New Roman" fo:font-size="12pt" officeooo:rsid="00116d5e" style:font-size-asian="12pt" style:font-size-complex="12pt"/>
    </style:style>
    <style:style style:name="T15" style:family="text">
      <style:text-properties style:font-name="Times New Roman" fo:font-size="12pt" officeooo:rsid="0012db34" style:font-size-asian="12pt" style:font-size-complex="12pt"/>
    </style:style>
    <style:style style:name="T16" style:family="text">
      <style:text-properties style:font-name="Times New Roman" fo:font-size="12pt" officeooo:rsid="001dd443" style:font-size-asian="12pt" style:font-size-complex="12pt"/>
    </style:style>
    <style:style style:name="T17" style:family="text">
      <style:text-properties style:font-name="Times New Roman" fo:font-size="12pt" officeooo:rsid="001ea19c" style:font-size-asian="12pt" style:font-size-complex="12pt"/>
    </style:style>
    <style:style style:name="T18" style:family="text">
      <style:text-properties style:font-name="Times New Roman" fo:font-size="12pt" fo:font-weight="bold" officeooo:rsid="0012db34" style:font-size-asian="12pt" style:font-weight-asian="bold" style:font-size-complex="12pt" style:font-weight-complex="bold"/>
    </style:style>
    <style:style style:name="T19" style:family="text">
      <style:text-properties style:font-name="Times New Roman" fo:font-size="12pt" fo:font-weight="bold" officeooo:rsid="000eb6c4" style:font-size-asian="12pt" style:font-weight-asian="bold" style:font-size-complex="12pt" style:font-weight-complex="bold"/>
    </style:style>
    <style:style style:name="T20" style:family="text">
      <style:text-properties style:font-name="Times New Roman" fo:font-weight="bold" officeooo:rsid="000d4dd9"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itle : Text Classification of Customer Interaction Data to predict Sales using Hybrid Models</text:h>
      <text:h text:style-name="P11" text:outline-level="1">Abstract</text:h>
      <text:p text:style-name="P1"><text:tab/><text:span text:style-name="T3">Customer Relationship plays an important role in the sales of the product of a company. Managers have a hard time monitoring their salespersons and their conversations with the customers. Sales prediction based on interactions with the customer using Machine Learning and Deep Learning Models will help the manager overview the relations with the customers and guide the salespersons accordingly. Existing models include the LSTM , GRU , RNN deep learning models to predict sentiment of a piece of text. In this paper , we are proposing a hybrid model using ensemble classifiers to classify the client conversations, rate them and use them as a parameter for predicting sales. Metrics for evaluation include the accuracy score and the precision score of model.</text:span></text:p>
      <text:p text:style-name="P4">Keywords : Customer <text:span text:style-name="T11">Conversations , LSTM , GRU , RNN , Hybrid Model , Sales Prediction </text:span></text:p>
      <text:h text:style-name="P12" text:outline-level="1"><text:span text:style-name="T6">1.</text:span><text:span text:style-name="T5">Introduction</text:span> </text:h>
      <text:p text:style-name="P1"><text:span text:style-name="T1"><text:tab/></text:span><text:span text:style-name="T4">[LSTM GRU RNN , other sentiment classification models recent trends]</text:span></text:p>
      <text:p text:style-name="P2"><text:span text:style-name="T1"><text:tab/></text:span><text:span text:style-name="T4">[Hybrid models recent trends]</text:span></text:p>
      <text:p text:style-name="P5"><text:tab/>[Customer relation data trends]</text:p>
      <text:h text:style-name="P15" text:outline-level="2"><text:span text:style-name="T2">1.1 Related works</text:span> </text:h>
      <text:p text:style-name="P6"><text:tab/>[table with parameters for comparison]</text:p>
      <text:h text:style-name="P16" text:outline-level="2">1.2 Motivation</text:h>
      <text:h text:style-name="P16" text:outline-level="2">1.3 Contribution </text:h>
      <text:p text:style-name="P6"><text:tab/>[hybrid text classification model]</text:p>
      <text:p text:style-name="P6"><text:tab/>[results of text classification model computed into a score]</text:p>
      <text:p text:style-name="P6"><text:tab/>[hybrid sales prediction model]</text:p>
      <text:p text:style-name="P6"><text:tab/>[results of sales text classification model used in the hybrid sales model as paramters]</text:p>
      <text:h text:style-name="P15" text:outline-level="2"><text:span text:style-name="T2">1.4 Outline of Proposed work</text:span> </text:h>
      <text:p text:style-name="P6"><text:tab/>[hybrid text classif model framework]</text:p>
      <text:p text:style-name="P6"><text:tab/>[hybrid sales pred model using results of text classif framework]</text:p>
      <text:h text:style-name="P15" text:outline-level="2"><text:span text:style-name="T2">1.5 Organization of the paper</text:span> </text:h>
      <text:p text:style-name="P6"><text:tab/>[section 2 : methodology – hybrid text classif, hybrid sales using results of hybrid text classif]</text:p>
      <text:p text:style-name="P8"><text:span text:style-name="T13"><text:tab/></text:span><text:span text:style-name="T14">[section 3 : experimental design – </text:span><text:span text:style-name="T15">dataset</text:span><text:span text:style-name="T14">]</text:span></text:p>
      <text:p text:style-name="P8"><text:span text:style-name="T14"><text:tab/></text:span><text:span text:style-name="T15">[section 4 : performance evalution – 4.1 : subsection for each metric, 4.2: performance analysis , 4.3 : <text:s/>Discussion ]</text:span></text:p>
      <text:p text:style-name="P7"><text:tab/>[section 5 : Conclusion]</text:p>
      <text:p text:style-name="P8"><text:span text:style-name="T15"><text:tab/>[section 6 : references ]</text:span><text:span text:style-name="T13"><text:tab/></text:span></text:p>
      <text:h text:style-name="P13" text:outline-level="1"><text:span text:style-name="T7">2</text:span><text:span text:style-name="T6">.</text:span><text:span text:style-name="T7">Methodology</text:span> </text:h>
      <text:p text:style-name="P3"><text:span text:style-name="T1"><text:tab/></text:span><text:span text:style-name="T8">[</text:span><text:span text:style-name="T7">2.1 :</text:span><text:span text:style-name="T8">hybrid text classification model]</text:span></text:p>
      <text:p text:style-name="P8"><text:span text:style-name="T13"><text:tab/>[results of text classification model computed into a score]</text:span></text:p>
      <text:p text:style-name="P8"><text:span text:style-name="T13"><text:tab/>[</text:span><text:span text:style-name="T15">2.</text:span><text:span text:style-name="T16">2</text:span><text:span text:style-name="T15"> :</text:span><text:span text:style-name="T13">hybrid sales prediction model]</text:span></text:p>
      <text:p text:style-name="P3"><text:span text:style-name="T8"><text:tab/>[results of sales text classification model used in the hybrid sales model as paramters]</text:span></text:p>
      <text:h text:style-name="P17" text:outline-level="2"><text:span text:style-name="T10">2</text:span><text:span text:style-name="T5">.</text:span><text:span text:style-name="T10">1</text:span><text:span text:style-name="T5"> </text:span><text:span text:style-name="T10">Hybrid Text Classification Model </text:span></text:h>
      <text:p text:style-name="P22"><text:span text:style-name="T16">- preprocessing</text:span></text:p>
      <text:p text:style-name="P22"><text:span text:style-name="T16">- text representation (one of : bow, tfidf, word2vec)</text:span></text:p>
      <text:p text:style-name="P22"><text:span text:style-name="T16">- text classif model ensemble of ML models : </text:span><text:span text:style-name="T17">NB , SVM , RF</text:span></text:p>
      <text:p text:style-name="P22"><text:span text:style-name="T16">- text classif model ensemble of DL models : </text:span><text:span text:style-name="T17">LSTM , GRU , ANN</text:span></text:p>
      <text:h text:style-name="P18" text:outline-level="2"><text:span text:style-name="T16">2</text:span><text:span text:style-name="T13">.</text:span><text:span text:style-name="T16">2</text:span><text:span text:style-name="T13"> </text:span><text:span text:style-name="T16">Hybrid Sales Prediction Model </text:span></text:h>
      <text:p text:style-name="P22"><text:span text:style-name="T16">- EDA : orderwise , prodwise , </text:span><text:span text:style-name="T17">clientwise</text:span></text:p>
      <text:p text:style-name="P22"><text:soft-page-break/><text:span text:style-name="T17">- select models for ensemble learning based on hyperparameter tuning : multiple lr, ridge, lasso , elasticNet, logistic, softmax , dtree, reg tree, random forest : orderwise, prodwise, clientwise</text:span></text:p>
      <text:p text:style-name="P22"><text:span text:style-name="T16">- </text:span><text:span text:style-name="T17">ensemble model voting , bagging , random forest, ADA boosting , gradient boosting, stacking , blending : orderwise, prodwise, clientwise</text:span></text:p>
      <text:p text:style-name="P20"/>
      <text:h text:style-name="P13" text:outline-level="1"><text:span text:style-name="T7">3</text:span><text:span text:style-name="T6">.</text:span><text:span text:style-name="T9">Experimental Design</text:span> </text:h>
      <text:p text:style-name="P3"><text:span text:style-name="T1"><text:tab/></text:span><text:span text:style-name="T8">[</text:span><text:span text:style-name="T7">3.1 :already available datasets used to train model</text:span><text:span text:style-name="T8">]</text:span></text:p>
      <text:p text:style-name="P8"><text:span text:style-name="T13"><text:tab/>[</text:span><text:span text:style-name="T15">3.2 :own datasets to test the model </text:span><text:span text:style-name="T13">]</text:span></text:p>
      <text:h text:style-name="P17" text:outline-level="2"><text:span text:style-name="T10">3</text:span><text:span text:style-name="T5">.</text:span><text:span text:style-name="T10">1</text:span><text:span text:style-name="T5"> </text:span><text:span text:style-name="T10">Prebuilt Dataset</text:span></text:h>
      <text:p text:style-name="P22"><text:span text:style-name="T16">- IMDB Movie review for sentiment classif.</text:span></text:p>
      <text:p text:style-name="P22"><text:span text:style-name="T16">- avg sampling done to get chats before order</text:span></text:p>
      <text:h text:style-name="P17" text:outline-level="2"><text:span text:style-name="T10">3</text:span><text:span text:style-name="T5">.</text:span><text:span text:style-name="T10">2</text:span><text:span text:style-name="T5"> </text:span><text:span text:style-name="T10">Fabricated Datasets</text:span></text:h>
      <text:p text:style-name="P22"><text:span text:style-name="T13">- </text:span><text:span text:style-name="T16">Orderwise</text:span></text:p>
      <text:p text:style-name="P22"><text:span text:style-name="T16">- Productwise</text:span></text:p>
      <text:p text:style-name="P22"><text:span text:style-name="T16">- Clientwise </text:span></text:p>
      <text:h text:style-name="P14" text:outline-level="1"><text:span text:style-name="T18">4</text:span><text:span text:style-name="T19">.</text:span><text:span text:style-name="T18">Performance Evaluation</text:span><text:span text:style-name="T20"> </text:span></text:h>
      <text:p text:style-name="P3"><text:span text:style-name="T1"><text:tab/></text:span><text:span text:style-name="T8">[</text:span><text:span text:style-name="T7">4.1 :all metrics results for hybrid text model, sales model</text:span><text:span text:style-name="T8">]</text:span></text:p>
      <text:p text:style-name="P8"><text:span text:style-name="T13"><text:tab/>[</text:span><text:span text:style-name="T15">4.2 :performance analysis for sales, text model </text:span><text:span text:style-name="T13">]</text:span></text:p>
      <text:p text:style-name="P8"><text:span text:style-name="T13"><text:tab/>[</text:span><text:span text:style-name="T15">4.3 :discussion for sales , text model </text:span><text:span text:style-name="T13">]</text:span></text:p>
      <text:h text:style-name="P14" text:outline-level="1"><text:span text:style-name="T18">5</text:span><text:span text:style-name="T19">.</text:span><text:span text:style-name="T18">Conclusion</text:span></text:h>
      <text:p text:style-name="P3"><text:span text:style-name="T1"><text:tab/></text:span><text:span text:style-name="T8">[</text:span><text:span text:style-name="T7">results achieved by sales hybrid model , text hybrid model</text:span><text:span text:style-name="T8">]</text:span></text:p>
      <text:h text:style-name="P14" text:outline-level="1"><text:span text:style-name="T18">6</text:span><text:span text:style-name="T19">.</text:span><text:span text:style-name="T18">References</text:span></text:h>
      <text:p text:style-name="P9"><text:span text:style-name="T13">[</text:span><text:span text:style-name="T1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6T13:25:41.415623125</meta:creation-date>
    <meta:generator>LibreOffice/7.2.7.2$Linux_X86_64 LibreOffice_project/20$Build-2</meta:generator>
    <dc:date>2022-10-06T16:11:30.492597356</dc:date>
    <meta:editing-duration>PT24M13S</meta:editing-duration>
    <meta:editing-cycles>5</meta:editing-cycles>
    <meta:document-statistic meta:table-count="0" meta:image-count="0" meta:object-count="0" meta:page-count="2" meta:paragraph-count="57" meta:word-count="516" meta:character-count="3300" meta:non-whitespace-character-count="2798"/>
  </office:meta>
</office:document-meta>
</file>